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 style:data-style-name="N60"/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774cm" svg:height="10.162cm" svg:x="0.175cm" svg:y="23.546cm">
            <draw:object draw:notify-on-update-of-ranges="Sheet1.A32:Sheet1.A32 Sheet1.B32:Sheet1.D32 Sheet1.A33:Sheet1.A33 Sheet1.B33:Sheet1.D33 Sheet1.A34:Sheet1.A34 Sheet1.B34:Sheet1.D34 Sheet1.A35:Sheet1.A35 Sheet1.B35:Sheet1.D35 Sheet1.A36:Sheet1.A36 Sheet1.B36:Sheet1.D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7.774cm" svg:height="10.162cm" svg:x="20.166cm" svg:y="23.587cm">
            <draw:object draw:notify-on-update-of-ranges="Sheet1.B32:Sheet1.D32 Sheet1.B32:Sheet1.D32 Sheet1.A33:Sheet1.A33 Sheet1.G33:Sheet1.I33 Sheet1.B32:Sheet1.D32 Sheet1.A34:Sheet1.A34 Sheet1.G34:Sheet1.I34 Sheet1.B32:Sheet1.D32 Sheet1.A35:Sheet1.A35 Sheet1.G35:Sheet1.I35 Sheet1.B32:Sheet1.D32 Sheet1.A36:Sheet1.A36 Sheet1.G36:Sheet1.I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7.774cm" svg:height="10.162cm" svg:x="0cm" svg:y="34.319cm">
            <draw:object draw:notify-on-update-of-ranges="Sheet1.B32:Sheet1.D32 Sheet1.B32:Sheet1.D32 Sheet1.A33:Sheet1.A33 Sheet1.B41:Sheet1.D41 Sheet1.B32:Sheet1.D32 Sheet1.A34:Sheet1.A34 Sheet1.B42:Sheet1.D42 Sheet1.B32:Sheet1.D32 Sheet1.A35:Sheet1.A35 Sheet1.B43:Sheet1.D43 Sheet1.B32:Sheet1.D32 Sheet1.A36:Sheet1.A36 Sheet1.B44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7.774cm" svg:height="10.162cm" svg:x="20.221cm" svg:y="34.319cm">
            <draw:object draw:notify-on-update-of-ranges="Sheet1.B32:Sheet1.D32 Sheet1.B32:Sheet1.D32 Sheet1.A33:Sheet1.A33 Sheet1.G41:Sheet1.I41 Sheet1.B32:Sheet1.D32 Sheet1.A34:Sheet1.A34 Sheet1.G42:Sheet1.I42 Sheet1.B32:Sheet1.D32 Sheet1.A35:Sheet1.A35 Sheet1.G43:Sheet1.I43 Sheet1.B32:Sheet1.D32 Sheet1.A36:Sheet1.A36 Sheet1.G44:Sheet1.I4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emps vorace</text:p>
          </table:table-cell>
          <table:table-cell office:value-type="string" calcext:value-type="string">
            <text:p>10 4</text:p>
          </table:table-cell>
          <table:table-cell office:value-type="string" calcext:value-type="string">
            <text:p>10 6</text:p>
          </table:table-cell>
          <table:table-cell office:value-type="string" calcext:value-type="string">
            <text:p>10 8</text:p>
          </table:table-cell>
          <table:table-cell office:value-type="string" calcext:value-type="string">
            <text:p>14 4</text:p>
          </table:table-cell>
          <table:table-cell office:value-type="string" calcext:value-type="string">
            <text:p>14 6</text:p>
          </table:table-cell>
          <table:table-cell office:value-type="string" calcext:value-type="string">
            <text:p>14 8</text:p>
          </table:table-cell>
          <table:table-cell office:value-type="string" calcext:value-type="string">
            <text:p>18 4</text:p>
          </table:table-cell>
          <table:table-cell office:value-type="string" calcext:value-type="string">
            <text:p>18 6</text:p>
          </table:table-cell>
          <table:table-cell office:value-type="string" calcext:value-type="string">
            <text:p>18 8</text:p>
          </table:table-cell>
          <table:table-cell office:value-type="string" calcext:value-type="string">
            <text:p>22 4</text:p>
          </table:table-cell>
          <table:table-cell office:value-type="string" calcext:value-type="string">
            <text:p>22 6</text:p>
          </table:table-cell>
          <table:table-cell office:value-type="string" calcext:value-type="string">
            <text:p>22 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017" calcext:value-type="float">
            <text:p>0.00017</text:p>
          </table:table-cell>
          <table:table-cell table:style-name="ce3" office:value-type="float" office:value="0.000082" calcext:value-type="float">
            <text:p>8.20E-00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541" calcext:value-type="float">
            <text:p>0.000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00148" calcext:value-type="float">
            <text:p>0.000148</text:p>
          </table:table-cell>
          <table:table-cell table:style-name="ce3" office:value-type="float" office:value="0.000084" calcext:value-type="float">
            <text:p>8.40E-005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16" calcext:value-type="float">
            <text:p>0.00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0127" calcext:value-type="float">
            <text:p>0.000127</text:p>
          </table:table-cell>
          <table:table-cell table:style-name="ce3" office:value-type="float" office:value="0.00008" calcext:value-type="float">
            <text:p>8.00E-005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499" calcext:value-type="float">
            <text:p>0.000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0.000094" calcext:value-type="float">
            <text:p>9.40E-005</text:p>
          </table:table-cell>
          <table:table-cell table:style-name="ce3" office:value-type="float" office:value="0.000085" calcext:value-type="float">
            <text:p>8.50E-00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18" calcext:value-type="float">
            <text:p>0.00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3" office:value-type="float" office:value="0.000088" calcext:value-type="float">
            <text:p>8.80E-00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163" calcext:value-type="float">
            <text:p>0.000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001" calcext:value-type="float">
            <text:p>0.0001</text:p>
          </table:table-cell>
          <table:table-cell table:style-name="ce3" office:value-type="float" office:value="0.000094" calcext:value-type="float">
            <text:p>9.40E-00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151" calcext:value-type="float">
            <text:p>0.00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table:style-name="ce3" office:value-type="float" office:value="0.000074" calcext:value-type="float">
            <text:p>7.40E-005</text:p>
          </table:table-cell>
          <table:table-cell table:style-name="ce3" office:value-type="float" office:value="0.000078" calcext:value-type="float">
            <text:p>7.80E-0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157" calcext:value-type="float">
            <text:p>0.000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table:style-name="ce3" office:value-type="float" office:value="0.000066" calcext:value-type="float">
            <text:p>6.60E-005</text:p>
          </table:table-cell>
          <table:table-cell table:style-name="ce3" office:value-type="float" office:value="0.000084" calcext:value-type="float">
            <text:p>8.40E-0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00168" calcext:value-type="float">
            <text:p>0.00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0.000076" calcext:value-type="float">
            <text:p>7.60E-005</text:p>
          </table:table-cell>
          <table:table-cell table:style-name="ce3" office:value-type="float" office:value="0.000087" calcext:value-type="float">
            <text:p>8.70E-005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295" calcext:value-type="float">
            <text:p>0.000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table:style-name="ce3" office:value-type="float" office:value="0.000074" calcext:value-type="float">
            <text:p>7.40E-005</text:p>
          </table:table-cell>
          <table:table-cell table:style-name="ce3" office:value-type="float" office:value="0.000087" calcext:value-type="float">
            <text:p>8.70E-00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489" calcext:value-type="float">
            <text:p>0.000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:.B11])" office:value-type="float" office:value="0.0001017" calcext:value-type="float">
            <text:p>0.0001017</text:p>
          </table:table-cell>
          <table:table-cell table:formula="of:=AVERAGE([.C2:.C11])" office:value-type="float" office:value="0.0001051" calcext:value-type="float">
            <text:p>0.0001051</text:p>
          </table:table-cell>
          <table:table-cell table:formula="of:=AVERAGE([.D2:.D11])" office:value-type="float" office:value="0.0001916" calcext:value-type="float">
            <text:p>0.0001916</text:p>
          </table:table-cell>
          <table:table-cell table:formula="of:=AVERAGE([.E2:.E11])" office:value-type="float" office:value="0.0002016" calcext:value-type="float">
            <text:p>0.0002016</text:p>
          </table:table-cell>
          <table:table-cell table:formula="of:=AVERAGE([.F2:.F11])" office:value-type="float" office:value="0.0002821" calcext:value-type="float">
            <text:p>0.0002821</text:p>
          </table:table-cell>
          <table:table-cell table:formula="of:=AVERAGE([.G2:.G11])" office:value-type="float" office:value="0.000475" calcext:value-type="float">
            <text:p>0.000475</text:p>
          </table:table-cell>
          <table:table-cell table:formula="of:=AVERAGE([.H2:.H11])" office:value-type="float" office:value="0.0002803" calcext:value-type="float">
            <text:p>0.0002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art type</text:p>
          </table:table-cell>
          <table:table-cell table:formula="of:=STDEV([.B2:.B11])" office:value-type="float" office:value="0.0000352264105466339" calcext:value-type="float">
            <text:p>3.52264105466339E-005</text:p>
          </table:table-cell>
          <table:table-cell table:formula="of:=STDEV([.C2:.C11])" office:value-type="float" office:value="0.0000651143438712069" calcext:value-type="float">
            <text:p>6.51143438712069E-005</text:p>
          </table:table-cell>
          <table:table-cell table:formula="of:=STDEV([.D2:.D11])" office:value-type="float" office:value="0.0000579217863444605" calcext:value-type="float">
            <text:p>5.79217863444605E-005</text:p>
          </table:table-cell>
          <table:table-cell table:formula="of:=STDEV([.E2:.E11])" office:value-type="float" office:value="0.0000910631038834548" calcext:value-type="float">
            <text:p>9.10631038834548E-005</text:p>
          </table:table-cell>
          <table:table-cell table:formula="of:=STDEV([.F2:.F11])" office:value-type="float" office:value="0.000154508144337658" calcext:value-type="float">
            <text:p>0.0001545081</text:p>
          </table:table-cell>
          <table:table-cell table:formula="of:=STDEV([.G2:.G11])" office:value-type="float" office:value="0.0000931844049899624" calcext:value-type="float">
            <text:p>9.31844049899624E-005</text:p>
          </table:table-cell>
          <table:table-cell table:formula="of:=STDEV([.H2:.H11])" office:value-type="float" office:value="0.00016411043030025" calcext:value-type="float">
            <text:p>0.0001641104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mps backtrack</text:p>
          </table:table-cell>
          <table:table-cell office:value-type="string" calcext:value-type="string">
            <text:p>10 4</text:p>
          </table:table-cell>
          <table:table-cell office:value-type="string" calcext:value-type="string">
            <text:p>10 6</text:p>
          </table:table-cell>
          <table:table-cell office:value-type="string" calcext:value-type="string">
            <text:p>10 8</text:p>
          </table:table-cell>
          <table:table-cell office:value-type="string" calcext:value-type="string">
            <text:p>14 4</text:p>
          </table:table-cell>
          <table:table-cell office:value-type="string" calcext:value-type="string">
            <text:p>14 6</text:p>
          </table:table-cell>
          <table:table-cell office:value-type="string" calcext:value-type="string">
            <text:p>14 8</text:p>
          </table:table-cell>
          <table:table-cell office:value-type="string" calcext:value-type="string">
            <text:p>18 4</text:p>
          </table:table-cell>
          <table:table-cell office:value-type="string" calcext:value-type="string">
            <text:p>18 6</text:p>
          </table:table-cell>
          <table:table-cell office:value-type="string" calcext:value-type="string">
            <text:p>18 8</text:p>
          </table:table-cell>
          <table:table-cell office:value-type="string" calcext:value-type="string">
            <text:p>22 4</text:p>
          </table:table-cell>
          <table:table-cell office:value-type="string" calcext:value-type="string">
            <text:p>22 6</text:p>
          </table:table-cell>
          <table:table-cell office:value-type="string" calcext:value-type="string">
            <text:p>22 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1491" calcext:value-type="float">
            <text:p>0.011491</text:p>
          </table:table-cell>
          <table:table-cell office:value-type="float" office:value="0.063719" calcext:value-type="float">
            <text:p>0.063719</text:p>
          </table:table-cell>
          <table:table-cell office:value-type="float" office:value="0.825243" calcext:value-type="float">
            <text:p>0.825243</text:p>
          </table:table-cell>
          <table:table-cell office:value-type="float" office:value="0.204765" calcext:value-type="float">
            <text:p>0.204765</text:p>
          </table:table-cell>
          <table:table-cell office:value-type="float" office:value="13.2663" calcext:value-type="float">
            <text:p>13.2663</text:p>
          </table:table-cell>
          <table:table-cell office:value-type="float" office:value="952.709" calcext:value-type="float">
            <text:p>952.709</text:p>
          </table:table-cell>
          <table:table-cell office:value-type="float" office:value="1.50687" calcext:value-type="float">
            <text:p>1.50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245812" calcext:value-type="float">
            <text:p>0.245812</text:p>
          </table:table-cell>
          <table:table-cell office:value-type="float" office:value="0.565964" calcext:value-type="float">
            <text:p>0.565964</text:p>
          </table:table-cell>
          <table:table-cell office:value-type="float" office:value="1.47829" calcext:value-type="float">
            <text:p>1.47829</text:p>
          </table:table-cell>
          <table:table-cell office:value-type="float" office:value="4.9204" calcext:value-type="float">
            <text:p>4.9204</text:p>
          </table:table-cell>
          <table:table-cell office:value-type="float" office:value="561.676" calcext:value-type="float">
            <text:p>561.676</text:p>
          </table:table-cell>
          <table:table-cell office:value-type="float" office:value="51.0354" calcext:value-type="float">
            <text:p>51.0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0.108275" calcext:value-type="float">
            <text:p>0.108275</text:p>
          </table:table-cell>
          <table:table-cell office:value-type="float" office:value="1.35823" calcext:value-type="float">
            <text:p>1.35823</text:p>
          </table:table-cell>
          <table:table-cell office:value-type="float" office:value="0.295861" calcext:value-type="float">
            <text:p>0.295861</text:p>
          </table:table-cell>
          <table:table-cell office:value-type="float" office:value="38.535" calcext:value-type="float">
            <text:p>38.535</text:p>
          </table:table-cell>
          <table:table-cell office:value-type="float" office:value="332.769" calcext:value-type="float">
            <text:p>332.769</text:p>
          </table:table-cell>
          <table:table-cell office:value-type="float" office:value="59.2988" calcext:value-type="float">
            <text:p>59.2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.082505" calcext:value-type="float">
            <text:p>0.082505</text:p>
          </table:table-cell>
          <table:table-cell office:value-type="float" office:value="1.15858" calcext:value-type="float">
            <text:p>1.15858</text:p>
          </table:table-cell>
          <table:table-cell office:value-type="float" office:value="0.122464" calcext:value-type="float">
            <text:p>0.122464</text:p>
          </table:table-cell>
          <table:table-cell office:value-type="float" office:value="38.7056" calcext:value-type="float">
            <text:p>38.7056</text:p>
          </table:table-cell>
          <table:table-cell office:value-type="float" office:value="207.985" calcext:value-type="float">
            <text:p>207.985</text:p>
          </table:table-cell>
          <table:table-cell office:value-type="float" office:value="12.2159" calcext:value-type="float">
            <text:p>12.2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1767" calcext:value-type="float">
            <text:p>0.011767</text:p>
          </table:table-cell>
          <table:table-cell office:value-type="float" office:value="0.201067" calcext:value-type="float">
            <text:p>0.201067</text:p>
          </table:table-cell>
          <table:table-cell office:value-type="float" office:value="1.10418" calcext:value-type="float">
            <text:p>1.10418</text:p>
          </table:table-cell>
          <table:table-cell office:value-type="float" office:value="0.181924" calcext:value-type="float">
            <text:p>0.181924</text:p>
          </table:table-cell>
          <table:table-cell office:value-type="float" office:value="20.3705" calcext:value-type="float">
            <text:p>20.3705</text:p>
          </table:table-cell>
          <table:table-cell office:value-type="float" office:value="142.512" calcext:value-type="float">
            <text:p>142.512</text:p>
          </table:table-cell>
          <table:table-cell office:value-type="float" office:value="7.5266" calcext:value-type="float">
            <text:p>7.5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11934" calcext:value-type="float">
            <text:p>0.011934</text:p>
          </table:table-cell>
          <table:table-cell office:value-type="float" office:value="0.101453" calcext:value-type="float">
            <text:p>0.101453</text:p>
          </table:table-cell>
          <table:table-cell office:value-type="float" office:value="1.04329" calcext:value-type="float">
            <text:p>1.04329</text:p>
          </table:table-cell>
          <table:table-cell office:value-type="float" office:value="0.690667" calcext:value-type="float">
            <text:p>0.690667</text:p>
          </table:table-cell>
          <table:table-cell office:value-type="float" office:value="149.107" calcext:value-type="float">
            <text:p>149.107</text:p>
          </table:table-cell>
          <table:table-cell office:value-type="float" office:value="36.0636" calcext:value-type="float">
            <text:p>36.0636</text:p>
          </table:table-cell>
          <table:table-cell office:value-type="float" office:value="11.4498" calcext:value-type="float">
            <text:p>11.4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46938" calcext:value-type="float">
            <text:p>0.046938</text:p>
          </table:table-cell>
          <table:table-cell office:value-type="float" office:value="1.18575" calcext:value-type="float">
            <text:p>1.18575</text:p>
          </table:table-cell>
          <table:table-cell office:value-type="float" office:value="0.908391" calcext:value-type="float">
            <text:p>0.908391</text:p>
          </table:table-cell>
          <table:table-cell office:value-type="float" office:value="136.385" calcext:value-type="float">
            <text:p>136.385</text:p>
          </table:table-cell>
          <table:table-cell office:value-type="float" office:value="571.451" calcext:value-type="float">
            <text:p>571.451</text:p>
          </table:table-cell>
          <table:table-cell office:value-type="float" office:value="9.39206" calcext:value-type="float">
            <text:p>9.39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244886" calcext:value-type="float">
            <text:p>0.244886</text:p>
          </table:table-cell>
          <table:table-cell office:value-type="float" office:value="1.1152" calcext:value-type="float">
            <text:p>1.1152</text:p>
          </table:table-cell>
          <table:table-cell office:value-type="float" office:value="0.714984" calcext:value-type="float">
            <text:p>0.714984</text:p>
          </table:table-cell>
          <table:table-cell office:value-type="float" office:value="124.379" calcext:value-type="float">
            <text:p>124.379</text:p>
          </table:table-cell>
          <table:table-cell office:value-type="float" office:value="463.418" calcext:value-type="float">
            <text:p>463.418</text:p>
          </table:table-cell>
          <table:table-cell office:value-type="float" office:value="15.5354" calcext:value-type="float">
            <text:p>15.5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.072674" calcext:value-type="float">
            <text:p>0.072674</text:p>
          </table:table-cell>
          <table:table-cell office:value-type="float" office:value="0.793061" calcext:value-type="float">
            <text:p>0.793061</text:p>
          </table:table-cell>
          <table:table-cell office:value-type="float" office:value="3.86102" calcext:value-type="float">
            <text:p>3.86102</text:p>
          </table:table-cell>
          <table:table-cell office:value-type="float" office:value="70.4597" calcext:value-type="float">
            <text:p>70.4597</text:p>
          </table:table-cell>
          <table:table-cell office:value-type="float" office:value="800.447" calcext:value-type="float">
            <text:p>800.447</text:p>
          </table:table-cell>
          <table:table-cell office:value-type="float" office:value="53.2722" calcext:value-type="float">
            <text:p>53.2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182578" calcext:value-type="float">
            <text:p>0.182578</text:p>
          </table:table-cell>
          <table:table-cell office:value-type="float" office:value="0.883497" calcext:value-type="float">
            <text:p>0.883497</text:p>
          </table:table-cell>
          <table:table-cell office:value-type="float" office:value="1.7778" calcext:value-type="float">
            <text:p>1.7778</text:p>
          </table:table-cell>
          <table:table-cell office:value-type="float" office:value="20.209" calcext:value-type="float">
            <text:p>20.209</text:p>
          </table:table-cell>
          <table:table-cell office:value-type="float" office:value="410.39" calcext:value-type="float">
            <text:p>410.39</text:p>
          </table:table-cell>
          <table:table-cell office:value-type="float" office:value="2.31306" calcext:value-type="float">
            <text:p>2.31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17:.B26])" office:value-type="float" office:value="0.0058894" calcext:value-type="float">
            <text:p>0.0058894</text:p>
          </table:table-cell>
          <table:table-cell table:formula="of:=AVERAGE([.C17:.C26])" office:value-type="float" office:value="0.1349907" calcext:value-type="float">
            <text:p>0.1349907</text:p>
          </table:table-cell>
          <table:table-cell table:formula="of:=AVERAGE([.D17:.D26])" office:value-type="float" office:value="1.0032995" calcext:value-type="float">
            <text:p>1.0032995</text:p>
          </table:table-cell>
          <table:table-cell table:formula="of:=AVERAGE([.E17:.E26])" office:value-type="float" office:value="1.0236166" calcext:value-type="float">
            <text:p>1.0236166</text:p>
          </table:table-cell>
          <table:table-cell table:formula="of:=AVERAGE([.F17:.F26])" office:value-type="float" office:value="61.63375" calcext:value-type="float">
            <text:p>61.63375</text:p>
          </table:table-cell>
          <table:table-cell table:formula="of:=AVERAGE([.G17:.G26])" office:value-type="float" office:value="447.94206" calcext:value-type="float">
            <text:p>447.94206</text:p>
          </table:table-cell>
          <table:table-cell table:formula="of:=AVERAGE([.H17:.H26])" office:value-type="float" office:value="22.354609" calcext:value-type="float">
            <text:p>22.354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art type</text:p>
          </table:table-cell>
          <table:table-cell table:formula="of:=STDEV([.B17:.B26])" office:value-type="float" office:value="0.00446377299801164" calcext:value-type="float">
            <text:p>0.004463773</text:p>
          </table:table-cell>
          <table:table-cell table:formula="of:=STDEV([.C17:.C26])" office:value-type="float" office:value="0.0762295692031642" calcext:value-type="float">
            <text:p>0.0762295692</text:p>
          </table:table-cell>
          <table:table-cell table:formula="of:=STDEV([.D17:.D26])" office:value-type="float" office:value="0.233141120442939" calcext:value-type="float">
            <text:p>0.2331411204</text:p>
          </table:table-cell>
          <table:table-cell table:formula="of:=STDEV([.E17:.E26])" office:value-type="float" office:value="1.1434078503505" calcext:value-type="float">
            <text:p>1.1434078504</text:p>
          </table:table-cell>
          <table:table-cell table:formula="of:=STDEV([.F17:.F26])" office:value-type="float" office:value="55.0635137797203" calcext:value-type="float">
            <text:p>55.0635137797</text:p>
          </table:table-cell>
          <table:table-cell table:formula="of:=STDEV([.G17:.G26])" office:value-type="float" office:value="287.259955343496" calcext:value-type="float">
            <text:p>287.2599553435</text:p>
          </table:table-cell>
          <table:table-cell table:formula="of:=STDEV([.H17:.H26])" office:value-type="float" office:value="22.6954664596388" calcext:value-type="float">
            <text:p>22.6954664596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Moyennes Vorace</text:p>
          </table:table-cell>
          <table:table-cell table:number-columns-repeated="4"/>
          <table:table-cell table:style-name="ce1" office:value-type="string" calcext:value-type="string">
            <text:p>EcartsType Vorac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ommets \ Large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Sommets \ Large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formula="of:=[.B12]" office:value-type="float" office:value="0.0001017" calcext:value-type="float">
            <text:p>0.0001017</text:p>
          </table:table-cell>
          <table:table-cell table:style-name="ce5" table:formula="of:=[.C12]" office:value-type="float" office:value="0.0001051" calcext:value-type="float">
            <text:p>0.0001051</text:p>
          </table:table-cell>
          <table:table-cell table:style-name="ce5" table:formula="of:=[.D12]" office:value-type="float" office:value="0.0001916" calcext:value-type="float">
            <text:p>0.000191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table:formula="of:=[.B13]" office:value-type="float" office:value="0.0000352264105466339" calcext:value-type="float">
            <text:p>3.52264105466339E-005</text:p>
          </table:table-cell>
          <table:table-cell table:style-name="ce5" table:formula="of:=[.C13]" office:value-type="float" office:value="0.0000651143438712069" calcext:value-type="float">
            <text:p>6.51143438712069E-005</text:p>
          </table:table-cell>
          <table:table-cell table:style-name="ce5" table:formula="of:=[.D13]" office:value-type="float" office:value="0.0000579217863444605" calcext:value-type="float">
            <text:p>5.79217863444605E-005</text:p>
          </table:table-cell>
          <table:table-cell table:number-columns-repeated="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formula="of:=[.E12]" office:value-type="float" office:value="0.0002016" calcext:value-type="float">
            <text:p>0.0002016</text:p>
          </table:table-cell>
          <table:table-cell table:style-name="ce5" table:formula="of:=[.F12]" office:value-type="float" office:value="0.0002821" calcext:value-type="float">
            <text:p>0.0002821</text:p>
          </table:table-cell>
          <table:table-cell table:style-name="ce5" table:formula="of:=[.G12]" office:value-type="float" office:value="0.000475" calcext:value-type="float">
            <text:p>0.000475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table:formula="of:=[.E13]" office:value-type="float" office:value="0.0000910631038834548" calcext:value-type="float">
            <text:p>9.10631038834548E-005</text:p>
          </table:table-cell>
          <table:table-cell table:style-name="ce5" table:formula="of:=[.F13]" office:value-type="float" office:value="0.000154508144337658" calcext:value-type="float">
            <text:p>0.0001545081</text:p>
          </table:table-cell>
          <table:table-cell table:style-name="ce5" table:formula="of:=[.G13]" office:value-type="float" office:value="0.0000931844049899624" calcext:value-type="float">
            <text:p>9.31844049899624E-005</text:p>
          </table:table-cell>
          <table:table-cell table:number-columns-repeated="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formula="of:=[.H12]" office:value-type="float" office:value="0.0002803" calcext:value-type="float">
            <text:p>0.0002803</text:p>
          </table:table-cell>
          <table:table-cell table:style-name="ce5" table:formula="of:=[.I12]" office:value-type="float" office:value="0" calcext:value-type="float">
            <text:p>0</text:p>
          </table:table-cell>
          <table:table-cell table:style-name="ce5" table:formula="of:=[.J12]" office:value-type="float" office:value="0" calcext:value-type="float">
            <text:p>0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5" table:formula="of:=[.H13]" office:value-type="float" office:value="0.00016411043030025" calcext:value-type="float">
            <text:p>0.0001641104</text:p>
          </table:table-cell>
          <table:table-cell table:style-name="ce5" table:formula="of:=[.I13]" office:value-type="float" office:value="0" calcext:value-type="float">
            <text:p>0</text:p>
          </table:table-cell>
          <table:table-cell table:style-name="ce5" table:formula="of:=[.J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formula="of:=[.K12]" office:value-type="float" office:value="0" calcext:value-type="float">
            <text:p>0</text:p>
          </table:table-cell>
          <table:table-cell table:style-name="ce5" table:formula="of:=[.L12]" office:value-type="float" office:value="0" calcext:value-type="float">
            <text:p>0</text:p>
          </table:table-cell>
          <table:table-cell table:style-name="ce5" table:formula="of:=[.M12]" office:value-type="float" office:value="0" calcext:value-type="float">
            <text:p>0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5" table:formula="of:=[.K13]" office:value-type="float" office:value="0" calcext:value-type="float">
            <text:p>0</text:p>
          </table:table-cell>
          <table:table-cell table:style-name="ce5" table:formula="of:=[.L13]" office:value-type="float" office:value="0" calcext:value-type="float">
            <text:p>0</text:p>
          </table:table-cell>
          <table:table-cell table:style-name="ce5" table:formula="of:=[.M13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Moyennes Retour</text:p>
          </table:table-cell>
          <table:table-cell table:number-columns-repeated="4"/>
          <table:table-cell table:style-name="ce1" office:value-type="string" calcext:value-type="string">
            <text:p>EcartsType Retou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ommets \ Large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Sommets \ Large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formula="of:=[.B27]" office:value-type="float" office:value="0.0058894" calcext:value-type="float">
            <text:p>0.0058894</text:p>
          </table:table-cell>
          <table:table-cell table:style-name="ce5" table:formula="of:=[.C27]" office:value-type="float" office:value="0.1349907" calcext:value-type="float">
            <text:p>0.1349907</text:p>
          </table:table-cell>
          <table:table-cell table:style-name="ce5" table:formula="of:=[.D27]" office:value-type="float" office:value="1.0032995" calcext:value-type="float">
            <text:p>1.003299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table:formula="of:=[.B28]" office:value-type="float" office:value="0.00446377299801164" calcext:value-type="float">
            <text:p>0.004463773</text:p>
          </table:table-cell>
          <table:table-cell table:style-name="ce5" table:formula="of:=[.C28]" office:value-type="float" office:value="0.0762295692031642" calcext:value-type="float">
            <text:p>0.0762295692</text:p>
          </table:table-cell>
          <table:table-cell table:style-name="ce5" table:formula="of:=[.D28]" office:value-type="float" office:value="0.233141120442939" calcext:value-type="float">
            <text:p>0.2331411204</text:p>
          </table:table-cell>
          <table:table-cell table:number-columns-repeated="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formula="of:=[.E27]" office:value-type="float" office:value="1.0236166" calcext:value-type="float">
            <text:p>1.0236166</text:p>
          </table:table-cell>
          <table:table-cell table:style-name="ce5" table:formula="of:=[.F27]" office:value-type="float" office:value="61.63375" calcext:value-type="float">
            <text:p>61.63375</text:p>
          </table:table-cell>
          <table:table-cell table:style-name="ce5" table:formula="of:=[.G27]" office:value-type="float" office:value="447.94206" calcext:value-type="float">
            <text:p>447.94206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table:formula="of:=[.E28]" office:value-type="float" office:value="1.1434078503505" calcext:value-type="float">
            <text:p>1.1434078504</text:p>
          </table:table-cell>
          <table:table-cell table:style-name="ce5" table:formula="of:=[.F28]" office:value-type="float" office:value="55.0635137797203" calcext:value-type="float">
            <text:p>55.0635137797</text:p>
          </table:table-cell>
          <table:table-cell table:style-name="ce5" table:formula="of:=[.G28]" office:value-type="float" office:value="287.259955343496" calcext:value-type="float">
            <text:p>287.2599553435</text:p>
          </table:table-cell>
          <table:table-cell table:number-columns-repeated="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formula="of:=[.H27]" office:value-type="float" office:value="22.354609" calcext:value-type="float">
            <text:p>22.354609</text:p>
          </table:table-cell>
          <table:table-cell table:style-name="ce5" table:formula="of:=[.I27]" office:value-type="float" office:value="0" calcext:value-type="float">
            <text:p>0</text:p>
          </table:table-cell>
          <table:table-cell table:style-name="ce5" table:formula="of:=[.J27]" office:value-type="float" office:value="0" calcext:value-type="float">
            <text:p>0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5" table:formula="of:=[.H28]" office:value-type="float" office:value="22.6954664596388" calcext:value-type="float">
            <text:p>22.6954664596</text:p>
          </table:table-cell>
          <table:table-cell table:style-name="ce5" table:formula="of:=[.I28]" office:value-type="float" office:value="0" calcext:value-type="float">
            <text:p>0</text:p>
          </table:table-cell>
          <table:table-cell table:style-name="ce5" table:formula="of:=[.J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formula="of:=[.K27]" office:value-type="float" office:value="0" calcext:value-type="float">
            <text:p>0</text:p>
          </table:table-cell>
          <table:table-cell table:style-name="ce5" table:formula="of:=[.L27]" office:value-type="float" office:value="0" calcext:value-type="float">
            <text:p>0</text:p>
          </table:table-cell>
          <table:table-cell table:style-name="ce5" table:formula="of:=[.M27]" office:value-type="float" office:value="0" calcext:value-type="float">
            <text:p>0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5" table:formula="of:=[.K28]" office:value-type="float" office:value="0" calcext:value-type="float">
            <text:p>0</text:p>
          </table:table-cell>
          <table:table-cell table:style-name="ce5" table:formula="of:=[.L28]" office:value-type="float" office:value="0" calcext:value-type="float">
            <text:p>0</text:p>
          </table:table-cell>
          <table:table-cell table:style-name="ce5" table:formula="of:=[.M28]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15.999cm" svg:height="12.73cm" svg:x="0.001cm" svg:y="0cm">
            <draw:object draw:notify-on-update-of-ranges="Sheet1.B67:Sheet1.G67 Sheet1.A70:Sheet1.A70 Sheet1.B70:Sheet1.F70 Sheet1.A71:Sheet1.A71 Sheet1.B71:Sheet1.F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8.063cm" svg:y="0.001cm">
            <draw:object draw:notify-on-update-of-ranges="Sheet1.B67:Sheet1.G67 Sheet1.A72:Sheet1.A72 Sheet1.B72:Sheet1.G7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.599cm" svg:height="12.251cm" svg:x="0.001cm" svg:y="13.548cm">
            <draw:object draw:notify-on-update-of-ranges="Sheet1.B67:Sheet1.G67 Sheet1.A68:Sheet1.A68 Sheet1.B68:Sheet1.G68 Sheet1.A69:Sheet1.A69 Sheet1.B69:Sheet1.G69 Sheet1.A70:Sheet1.A70 Sheet1.B70:Sheet1.G70 Sheet1.A71:Sheet1.A71 Sheet1.B71:Sheet1.G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.986cm" svg:height="12.492cm" svg:x="20.32cm" svg:y="13.998cm">
            <draw:object draw:notify-on-update-of-ranges="Sheet1.B67:Sheet1.G67 Sheet1.A68:Sheet1.A68 Sheet1.B68:Sheet1.E68 Sheet1.A69:Sheet1.A69 Sheet1.B69:Sheet1.E69 Sheet1.A70:Sheet1.A70 Sheet1.B70:Sheet1.E70 Sheet1.A71:Sheet1.A71 Sheet1.B71:Sheet1.E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0:30:14.982130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waihir </meta:initial-creator>
    <meta:creation-date>2014-10-07T00:40:42.637292345</meta:creation-date>
    <dc:date>2014-11-13T11:24:23.648099015</dc:date>
    <dc:creator>Gwaihir </dc:creator>
    <meta:editing-duration>PT2H27M31S</meta:editing-duration>
    <meta:editing-cycles>27</meta:editing-cycles>
    <meta:generator>LibreOffice/4.3.2.2.0$Linux_X86_64 LibreOffice_project/430m0$Build-2</meta:generator>
    <meta:document-statistic meta:table-count="2" meta:cell-count="30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cm" svg:height="12.252cm" xlink:href=".." xlink:type="simple" chart:class="chart:line" chart:style-name="ch1">
        <chart:legend chart:legend-position="end" svg:x="16.707cm" svg:y="5.08cm" style:legend-expansion="high" chart:style-name="ch2"/>
        <chart:plot-area chart:style-name="ch3" table:cell-range-address="Sheet1.A67:Sheet1.G71" chart:data-source-has-labels="both" svg:x="1.383cm" svg:y="0.245cm" svg:width="14.952cm" svg:height="10.781cm">
          <chartooo:coordinate-region svg:x="2.004cm" svg:y="0.444cm" svg:width="14.331cm" svg:height="10.383cm"/>
          <chart:axis chart:dimension="x" chart:name="primary-x" chart:style-name="ch4" chartooo:axis-type="auto">
            <chartooo:date-scale/>
            <chart:title svg:x="8.127cm" svg:y="11.271cm" chart:style-name="ch5">
              <text:p>N (entier)</text:p>
            </chart:title>
            <chart:categories table:cell-range-address="Sheet1.B67:Sheet1.G67"/>
          </chart:axis>
          <chart:axis chart:dimension="y" chart:name="primary-y" chart:style-name="ch4">
            <chart:title svg:x="0.451cm" svg:y="7.24cm" chart:style-name="ch6">
              <text:p>Temps d'exécution (s)</text:p>
            </chart:title>
          </chart:axis>
          <chart:series chart:style-name="ch7" chart:values-cell-range-address="Sheet1.B68:Sheet1.G68" chart:label-cell-address="Sheet1.A68:Sheet1.A68" chart:class="chart:line">
            <chart:data-point chart:repeated="6"/>
          </chart:series>
          <chart:series chart:style-name="ch8" chart:values-cell-range-address="Sheet1.B69:Sheet1.G69" chart:label-cell-address="Sheet1.A69:Sheet1.A69" chart:class="chart:line">
            <chart:data-point chart:repeated="6"/>
          </chart:series>
          <chart:series chart:style-name="ch9" chart:values-cell-range-address="Sheet1.B70:Sheet1.G70" chart:label-cell-address="Sheet1.A70:Sheet1.A70" chart:class="chart:line">
            <chart:data-point chart:repeated="6"/>
          </chart:series>
          <chart:series chart:style-name="ch10" chart:values-cell-range-address="Sheet1.B71:Sheet1.G71" chart:label-cell-address="Sheet1.A71:Sheet1.A7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67:Sheet1.G6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68:Sheet1.A68</svg:desc>
                </draw:g>
              </table:table-cell>
              <table:table-cell office:value-type="float" office:value="NaN">
                <text:p>NaN</text:p>
                <draw:g>
                  <svg:desc>Sheet1.B68:Sheet1.G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69:Sheet1.A69</svg:desc>
                </draw:g>
              </table:table-cell>
              <table:table-cell office:value-type="float" office:value="NaN">
                <text:p>NaN</text:p>
                <draw:g>
                  <svg:desc>Sheet1.B69:Sheet1.G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70:Sheet1.A70</svg:desc>
                </draw:g>
              </table:table-cell>
              <table:table-cell office:value-type="float" office:value="NaN">
                <text:p>NaN</text:p>
                <draw:g>
                  <svg:desc>Sheet1.B70:Sheet1.G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71:Sheet1.A71</svg:desc>
                </draw:g>
              </table:table-cell>
              <table:table-cell office:value-type="float" office:value="NaN">
                <text:p>NaN</text:p>
                <draw:g>
                  <svg:desc>Sheet1.B71:Sheet1.G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2.731cm" xlink:href=".." xlink:type="simple" chart:class="chart:line" chart:style-name="ch1">
        <chart:legend chart:legend-position="end" svg:x="14.107cm" svg:y="5.817cm" style:legend-expansion="high" chart:style-name="ch2"/>
        <chart:plot-area chart:style-name="ch3" table:cell-range-address="Sheet1.B67:Sheet1.G67 Sheet1.A70:Sheet1.F71" chart:data-source-has-labels="both" svg:x="1.331cm" svg:y="0.254cm" svg:width="12.456cm" svg:height="11.242cm">
          <chartooo:coordinate-region svg:x="1.952cm" svg:y="0.453cm" svg:width="11.835cm" svg:height="10.844cm"/>
          <chart:axis chart:dimension="x" chart:name="primary-x" chart:style-name="ch4" chartooo:axis-type="text">
            <chart:title svg:x="6.827cm" svg:y="11.75cm" chart:style-name="ch5">
              <text:p>N (entier)</text:p>
            </chart:title>
            <chart:categories table:cell-range-address="Sheet1.B67:Sheet1.G67"/>
          </chart:axis>
          <chart:axis chart:dimension="y" chart:name="primary-y" chart:style-name="ch4">
            <chart:title svg:x="0.451cm" svg:y="7.48cm" chart:style-name="ch6">
              <text:p>Temps d'exécution (s)</text:p>
            </chart:title>
          </chart:axis>
          <chart:series chart:style-name="ch7" chart:values-cell-range-address="Sheet1.B70:Sheet1.F70" chart:label-cell-address="Sheet1.A70:Sheet1.A70" chart:class="chart:line">
            <chart:data-point chart:repeated="5"/>
          </chart:series>
          <chart:series chart:style-name="ch8" chart:values-cell-range-address="Sheet1.B71:Sheet1.F71" chart:label-cell-address="Sheet1.A71:Sheet1.A7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67:Sheet1.G6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70:Sheet1.A70</svg:desc>
                </draw:g>
              </table:table-cell>
              <table:table-cell office:value-type="float" office:value="NaN">
                <text:p>NaN</text:p>
                <draw:g>
                  <svg:desc>Sheet1.B70:Sheet1.F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71:Sheet1.A71</svg:desc>
                </draw:g>
              </table:table-cell>
              <table:table-cell office:value-type="float" office:value="NaN">
                <text:p>NaN</text:p>
                <draw:g>
                  <svg:desc>Sheet1.B71:Sheet1.F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07cm" svg:y="4.201cm" style:legend-expansion="high" chart:style-name="ch2"/>
        <chart:plot-area chart:style-name="ch3" table:cell-range-address="Sheet1.B67:Sheet1.G67 Sheet1.A72:Sheet1.G72" chart:data-source-has-labels="both" svg:x="1.331cm" svg:y="0.18cm" svg:width="12.456cm" svg:height="7.659cm">
          <chartooo:coordinate-region svg:x="1.952cm" svg:y="0.379cm" svg:width="11.835cm" svg:height="7.261cm"/>
          <chart:axis chart:dimension="x" chart:name="primary-x" chart:style-name="ch4" chartooo:axis-type="text">
            <chart:title svg:x="6.827cm" svg:y="8.019cm" chart:style-name="ch5">
              <text:p>N (entier)</text:p>
            </chart:title>
            <chart:categories table:cell-range-address="Sheet1.B67:Sheet1.G67"/>
          </chart:axis>
          <chart:axis chart:dimension="y" chart:name="primary-y" chart:style-name="ch4">
            <chart:title svg:x="0.451cm" svg:y="5.614cm" chart:style-name="ch6">
              <text:p>Temps d'exécution (s)</text:p>
            </chart:title>
          </chart:axis>
          <chart:series chart:style-name="ch7" chart:values-cell-range-address="Sheet1.B72:Sheet1.G72" chart:label-cell-address="Sheet1.A72:Sheet1.A7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67:Sheet1.G6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72:Sheet1.A72</svg:desc>
                </draw:g>
              </table:table-cell>
              <table:table-cell office:value-type="float" office:value="NaN">
                <text:p>NaN</text:p>
                <draw:g>
                  <svg:desc>Sheet1.B72:Sheet1.G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12.493cm" xlink:href=".." xlink:type="simple" chart:class="chart:line" chart:style-name="ch1">
        <chart:legend chart:legend-position="end" svg:x="14.094cm" svg:y="5.2cm" style:legend-expansion="high" chart:style-name="ch2"/>
        <chart:plot-area chart:style-name="ch3" table:cell-range-address="Sheet1.A67:Sheet1.G67 Sheet1.A68:Sheet1.E71" chart:data-source-has-labels="both" svg:x="1.33cm" svg:y="0.249cm" svg:width="12.445cm" svg:height="11.014cm">
          <chartooo:coordinate-region svg:x="1.951cm" svg:y="0.448cm" svg:width="11.824cm" svg:height="10.616cm"/>
          <chart:axis chart:dimension="x" chart:name="primary-x" chart:style-name="ch4" chartooo:axis-type="text">
            <chart:title svg:x="6.82cm" svg:y="11.512cm" chart:style-name="ch5">
              <text:p>N (entier)</text:p>
            </chart:title>
            <chart:categories table:cell-range-address="Sheet1.B67:Sheet1.G67"/>
          </chart:axis>
          <chart:axis chart:dimension="y" chart:name="primary-y" chart:style-name="ch4">
            <chart:title svg:x="0.451cm" svg:y="7.361cm" chart:style-name="ch6">
              <text:p>Temps d'exécution (s)</text:p>
            </chart:title>
          </chart:axis>
          <chart:series chart:style-name="ch7" chart:values-cell-range-address="Sheet1.B68:Sheet1.E68" chart:label-cell-address="Sheet1.A68:Sheet1.A68" chart:class="chart:line">
            <chart:data-point chart:repeated="4"/>
          </chart:series>
          <chart:series chart:style-name="ch8" chart:values-cell-range-address="Sheet1.B69:Sheet1.E69" chart:label-cell-address="Sheet1.A69:Sheet1.A69" chart:class="chart:line">
            <chart:data-point chart:repeated="4"/>
          </chart:series>
          <chart:series chart:style-name="ch9" chart:values-cell-range-address="Sheet1.B70:Sheet1.E70" chart:label-cell-address="Sheet1.A70:Sheet1.A70" chart:class="chart:line">
            <chart:data-point chart:repeated="4"/>
          </chart:series>
          <chart:series chart:style-name="ch10" chart:values-cell-range-address="Sheet1.B71:Sheet1.E71" chart:label-cell-address="Sheet1.A71:Sheet1.A7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67:Sheet1.G6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68:Sheet1.A68</svg:desc>
                </draw:g>
              </table:table-cell>
              <table:table-cell office:value-type="float" office:value="NaN">
                <text:p>NaN</text:p>
                <draw:g>
                  <svg:desc>Sheet1.B68:Sheet1.E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69:Sheet1.A69</svg:desc>
                </draw:g>
              </table:table-cell>
              <table:table-cell office:value-type="float" office:value="NaN">
                <text:p>NaN</text:p>
                <draw:g>
                  <svg:desc>Sheet1.B69:Sheet1.E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70:Sheet1.A70</svg:desc>
                </draw:g>
              </table:table-cell>
              <table:table-cell office:value-type="float" office:value="NaN">
                <text:p>NaN</text:p>
                <draw:g>
                  <svg:desc>Sheet1.B70:Sheet1.E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71:Sheet1.A71</svg:desc>
                </draw:g>
              </table:table-cell>
              <table:table-cell office:value-type="float" office:value="NaN">
                <text:p>NaN</text:p>
                <draw:g>
                  <svg:desc>Sheet1.B71:Sheet1.E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4" chart:maximum="8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75cm" svg:height="10.163cm" xlink:href=".." xlink:type="simple" chart:class="chart:scatter" chart:style-name="ch1">
        <chart:title svg:x="6.727cm" svg:y="0.339cm" chart:style-name="ch2">
          <text:p>Vorace - Écarts Type</text:p>
        </chart:title>
        <chart:legend chart:legend-position="end" svg:x="16.65cm" svg:y="4.035cm" style:legend-expansion="high" chart:style-name="ch3"/>
        <chart:plot-area chart:style-name="ch4" table:cell-range-address="Sheet1.B32:Sheet1.D32 Sheet1.A33:Sheet1.A36 Sheet1.G33:Sheet1.I36" chart:data-source-has-labels="both" svg:x="1.366cm" svg:y="1.321cm" svg:width="14.929cm" svg:height="7.658cm">
          <chartooo:coordinate-region svg:x="2.834cm" svg:y="1.52cm" svg:width="13.367cm" svg:height="6.812cm"/>
          <chart:axis chart:dimension="x" chart:name="primary-x" chart:style-name="ch5" chartooo:axis-type="auto">
            <chart:title svg:x="8.204cm" svg:y="9.182cm" chart:style-name="ch6">
              <text:p>Largeur</text:p>
            </chart:title>
            <chart:categories table:cell-range-address="Sheet1.B32:Sheet1.D32"/>
          </chart:axis>
          <chart:axis chart:dimension="x" chart:name="secondary-x" chart:style-name="ch7"/>
          <chart:axis chart:dimension="y" chart:name="primary-y" chart:style-name="ch8">
            <chart:title svg:x="0.451cm" svg:y="5.895cm" chart:style-name="ch9">
              <text:p>Temps (s)</text:p>
            </chart:title>
          </chart:axis>
          <chart:series chart:style-name="ch10" chart:values-cell-range-address="Sheet1.G33:Sheet1.I33" chart:label-cell-address="Sheet1.A33:Sheet1.A33" chart:class="chart:scatter">
            <chart:domain table:cell-range-address="Sheet1.B32:Sheet1.D32"/>
            <chart:data-point chart:repeated="3"/>
          </chart:series>
          <chart:series chart:style-name="ch11" chart:values-cell-range-address="Sheet1.G34:Sheet1.I34" chart:label-cell-address="Sheet1.A34:Sheet1.A34" chart:class="chart:scatter">
            <chart:data-point chart:repeated="3"/>
          </chart:series>
          <chart:series chart:style-name="ch12" chart:values-cell-range-address="Sheet1.G35:Sheet1.I35" chart:label-cell-address="Sheet1.A35:Sheet1.A35" chart:class="chart:scatter">
            <chart:data-point chart:repeated="3"/>
          </chart:series>
          <chart:series chart:style-name="ch13" chart:values-cell-range-address="Sheet1.G36:Sheet1.I36" chart:label-cell-address="Sheet1.A36:Sheet1.A36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heet1.B32:Sheet1.D32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1.B32:Sheet1.D3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  <draw:g>
                  <svg:desc>Sheet1.A33:Sheet1.A33</svg:desc>
                </draw:g>
              </table:table-cell>
              <table:table-cell office:value-type="float" office:value="0.0000352264105466339">
                <text:p>0.0000352264105466339</text:p>
                <draw:g>
                  <svg:desc>Sheet1.G33:Sheet1.I33</svg:desc>
                </draw:g>
              </table:table-cell>
              <table:table-cell office:value-type="float" office:value="0.0000651143438712069">
                <text:p>0.0000651143438712069</text:p>
              </table:table-cell>
              <table:table-cell office:value-type="float" office:value="0.0000579217863444605">
                <text:p>0.0000579217863444605</text:p>
              </table:table-cell>
            </table:table-row>
            <table:table-row>
              <table:table-cell office:value-type="string">
                <text:p>14</text:p>
                <draw:g>
                  <svg:desc>Sheet1.A34:Sheet1.A34</svg:desc>
                </draw:g>
              </table:table-cell>
              <table:table-cell office:value-type="float" office:value="0.0000910631038834548">
                <text:p>0.0000910631038834548</text:p>
                <draw:g>
                  <svg:desc>Sheet1.G34:Sheet1.I34</svg:desc>
                </draw:g>
              </table:table-cell>
              <table:table-cell office:value-type="float" office:value="0.000154508144337658">
                <text:p>0.000154508144337658</text:p>
              </table:table-cell>
              <table:table-cell office:value-type="float" office:value="0.0000931844049899624">
                <text:p>0.0000931844049899624</text:p>
              </table:table-cell>
            </table:table-row>
            <table:table-row>
              <table:table-cell office:value-type="string">
                <text:p>18</text:p>
                <draw:g>
                  <svg:desc>Sheet1.A35:Sheet1.A35</svg:desc>
                </draw:g>
              </table:table-cell>
              <table:table-cell office:value-type="float" office:value="0.00016411043030025">
                <text:p>0.00016411043030025</text:p>
                <draw:g>
                  <svg:desc>Sheet1.G35:Sheet1.I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Sheet1.A36:Sheet1.A36</svg:desc>
                </draw:g>
              </table:table-cell>
              <table:table-cell office:value-type="float" office:value="0">
                <text:p>0</text:p>
                <draw:g>
                  <svg:desc>Sheet1.G36:Sheet1.I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4" chart:maximum="8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75cm" svg:height="10.163cm" xlink:href=".." xlink:type="simple" chart:class="chart:scatter" chart:style-name="ch1">
        <chart:title svg:x="5.086cm" svg:y="0.339cm" chart:style-name="ch2">
          <text:p>Retour Arriere - Moyennes des temps</text:p>
        </chart:title>
        <chart:legend chart:legend-position="end" svg:x="16.65cm" svg:y="4.035cm" style:legend-expansion="high" chart:style-name="ch3"/>
        <chart:plot-area chart:style-name="ch4" table:cell-range-address="Sheet1.B32:Sheet1.D32 Sheet1.A33:Sheet1.A36 Sheet1.B41:Sheet1.D44" chart:data-source-has-labels="both" svg:x="1.366cm" svg:y="1.321cm" svg:width="14.929cm" svg:height="7.658cm">
          <chartooo:coordinate-region svg:x="2.173cm" svg:y="1.52cm" svg:width="14.028cm" svg:height="6.812cm"/>
          <chart:axis chart:dimension="x" chart:name="primary-x" chart:style-name="ch5" chartooo:axis-type="auto">
            <chart:title svg:x="8.204cm" svg:y="9.182cm" chart:style-name="ch6">
              <text:p>Largeur</text:p>
            </chart:title>
            <chart:categories table:cell-range-address="Sheet1.B32:Sheet1.D32"/>
          </chart:axis>
          <chart:axis chart:dimension="x" chart:name="secondary-x" chart:style-name="ch7"/>
          <chart:axis chart:dimension="y" chart:name="primary-y" chart:style-name="ch8">
            <chart:title svg:x="0.451cm" svg:y="5.895cm" chart:style-name="ch9">
              <text:p>Temps (s)</text:p>
            </chart:title>
          </chart:axis>
          <chart:series chart:style-name="ch10" chart:values-cell-range-address="Sheet1.B41:Sheet1.D41" chart:label-cell-address="Sheet1.A33:Sheet1.A33" chart:class="chart:scatter">
            <chart:domain table:cell-range-address="Sheet1.B32:Sheet1.D32"/>
            <chart:data-point chart:repeated="3"/>
          </chart:series>
          <chart:series chart:style-name="ch11" chart:values-cell-range-address="Sheet1.B42:Sheet1.D42" chart:label-cell-address="Sheet1.A34:Sheet1.A34" chart:class="chart:scatter">
            <chart:data-point chart:repeated="3"/>
          </chart:series>
          <chart:series chart:style-name="ch12" chart:values-cell-range-address="Sheet1.B43:Sheet1.D43" chart:label-cell-address="Sheet1.A35:Sheet1.A35" chart:class="chart:scatter">
            <chart:data-point chart:repeated="3"/>
          </chart:series>
          <chart:series chart:style-name="ch13" chart:values-cell-range-address="Sheet1.B44:Sheet1.D44" chart:label-cell-address="Sheet1.A36:Sheet1.A36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heet1.B32:Sheet1.D32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1.B32:Sheet1.D3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  <draw:g>
                  <svg:desc>Sheet1.A33:Sheet1.A33</svg:desc>
                </draw:g>
              </table:table-cell>
              <table:table-cell office:value-type="float" office:value="0.0058894">
                <text:p>0.0058894</text:p>
                <draw:g>
                  <svg:desc>Sheet1.B41:Sheet1.D41</svg:desc>
                </draw:g>
              </table:table-cell>
              <table:table-cell office:value-type="float" office:value="0.1349907">
                <text:p>0.1349907</text:p>
              </table:table-cell>
              <table:table-cell office:value-type="float" office:value="1.0032995">
                <text:p>1.0032995</text:p>
              </table:table-cell>
            </table:table-row>
            <table:table-row>
              <table:table-cell office:value-type="string">
                <text:p>14</text:p>
                <draw:g>
                  <svg:desc>Sheet1.A34:Sheet1.A34</svg:desc>
                </draw:g>
              </table:table-cell>
              <table:table-cell office:value-type="float" office:value="1.0236166">
                <text:p>1.0236166</text:p>
                <draw:g>
                  <svg:desc>Sheet1.B42:Sheet1.D42</svg:desc>
                </draw:g>
              </table:table-cell>
              <table:table-cell office:value-type="float" office:value="61.63375">
                <text:p>61.63375</text:p>
              </table:table-cell>
              <table:table-cell office:value-type="float" office:value="447.94206">
                <text:p>447.94206</text:p>
              </table:table-cell>
            </table:table-row>
            <table:table-row>
              <table:table-cell office:value-type="string">
                <text:p>18</text:p>
                <draw:g>
                  <svg:desc>Sheet1.A35:Sheet1.A35</svg:desc>
                </draw:g>
              </table:table-cell>
              <table:table-cell office:value-type="float" office:value="22.354609">
                <text:p>22.354609</text:p>
                <draw:g>
                  <svg:desc>Sheet1.B43:Sheet1.D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Sheet1.A36:Sheet1.A36</svg:desc>
                </draw:g>
              </table:table-cell>
              <table:table-cell office:value-type="float" office:value="0">
                <text:p>0</text:p>
                <draw:g>
                  <svg:desc>Sheet1.B44:Sheet1.D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4" chart:maximum="8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75cm" svg:height="10.163cm" xlink:href=".." xlink:type="simple" chart:class="chart:scatter" chart:style-name="ch1">
        <chart:title svg:x="5.787cm" svg:y="0.339cm" chart:style-name="ch2">
          <text:p>Vorace - Moyennes des temps</text:p>
        </chart:title>
        <chart:legend chart:legend-position="end" svg:x="16.65cm" svg:y="4.035cm" style:legend-expansion="high" chart:style-name="ch3"/>
        <chart:plot-area chart:style-name="ch4" table:cell-range-address="Sheet1.A32:Sheet1.D36" chart:data-source-has-labels="both" svg:x="1.366cm" svg:y="1.321cm" svg:width="14.929cm" svg:height="7.658cm">
          <chartooo:coordinate-region svg:x="2.834cm" svg:y="1.52cm" svg:width="13.367cm" svg:height="6.812cm"/>
          <chart:axis chart:dimension="x" chart:name="primary-x" chart:style-name="ch5" chartooo:axis-type="auto">
            <chart:title svg:x="8.204cm" svg:y="9.182cm" chart:style-name="ch6">
              <text:p>Largeur</text:p>
            </chart:title>
            <chart:categories table:cell-range-address="Sheet1.B32:Sheet1.D32"/>
          </chart:axis>
          <chart:axis chart:dimension="x" chart:name="secondary-x" chart:style-name="ch7"/>
          <chart:axis chart:dimension="y" chart:name="primary-y" chart:style-name="ch8">
            <chart:title svg:x="0.451cm" svg:y="5.895cm" chart:style-name="ch9">
              <text:p>Temps (s)</text:p>
            </chart:title>
          </chart:axis>
          <chart:series chart:style-name="ch10" chart:values-cell-range-address="Sheet1.B33:Sheet1.D33" chart:label-cell-address="Sheet1.A33:Sheet1.A33" chart:class="chart:scatter">
            <chart:domain table:cell-range-address="Sheet1.B32:Sheet1.D32"/>
            <chart:data-point chart:repeated="3"/>
          </chart:series>
          <chart:series chart:style-name="ch11" chart:values-cell-range-address="Sheet1.B34:Sheet1.D34" chart:label-cell-address="Sheet1.A34:Sheet1.A34" chart:class="chart:scatter">
            <chart:data-point chart:repeated="3"/>
          </chart:series>
          <chart:series chart:style-name="ch12" chart:values-cell-range-address="Sheet1.B35:Sheet1.D35" chart:label-cell-address="Sheet1.A35:Sheet1.A35" chart:class="chart:scatter">
            <chart:data-point chart:repeated="3"/>
          </chart:series>
          <chart:series chart:style-name="ch13" chart:values-cell-range-address="Sheet1.B36:Sheet1.D36" chart:label-cell-address="Sheet1.A36:Sheet1.A36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heet1.B32:Sheet1.D32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A33:Sheet1.A33</svg:desc>
                </draw:g>
              </table:table-cell>
              <table:table-cell office:value-type="float" office:value="0.0001017">
                <text:p>0.0001017</text:p>
                <draw:g>
                  <svg:desc>Sheet1.B33:Sheet1.D33</svg:desc>
                </draw:g>
              </table:table-cell>
              <table:table-cell office:value-type="float" office:value="0.0001051">
                <text:p>0.0001051</text:p>
              </table:table-cell>
              <table:table-cell office:value-type="float" office:value="0.0001916">
                <text:p>0.0001916</text:p>
              </table:table-cell>
            </table:table-row>
            <table:table-row>
              <table:table-cell office:value-type="string">
                <text:p>14</text:p>
                <draw:g>
                  <svg:desc>Sheet1.A34:Sheet1.A34</svg:desc>
                </draw:g>
              </table:table-cell>
              <table:table-cell office:value-type="float" office:value="0.0002016">
                <text:p>0.0002016</text:p>
                <draw:g>
                  <svg:desc>Sheet1.B34:Sheet1.D34</svg:desc>
                </draw:g>
              </table:table-cell>
              <table:table-cell office:value-type="float" office:value="0.0002821">
                <text:p>0.0002821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string">
                <text:p>18</text:p>
                <draw:g>
                  <svg:desc>Sheet1.A35:Sheet1.A35</svg:desc>
                </draw:g>
              </table:table-cell>
              <table:table-cell office:value-type="float" office:value="0.0002803">
                <text:p>0.0002803</text:p>
                <draw:g>
                  <svg:desc>Sheet1.B35:Sheet1.D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Sheet1.A36:Sheet1.A36</svg:desc>
                </draw:g>
              </table:table-cell>
              <table:table-cell office:value-type="float" office:value="0">
                <text:p>0</text:p>
                <draw:g>
                  <svg:desc>Sheet1.B36:Sheet1.D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4" chart:maximum="8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75cm" svg:height="10.163cm" xlink:href=".." xlink:type="simple" chart:class="chart:scatter" chart:style-name="ch1">
        <chart:title svg:x="6.026cm" svg:y="0.339cm" chart:style-name="ch2">
          <text:p>Retour Arriere - Écarts Type</text:p>
        </chart:title>
        <chart:legend chart:legend-position="end" svg:x="16.65cm" svg:y="4.035cm" style:legend-expansion="high" chart:style-name="ch3"/>
        <chart:plot-area chart:style-name="ch4" table:cell-range-address="Sheet1.B32:Sheet1.D32 Sheet1.A33:Sheet1.A36 Sheet1.G41:Sheet1.I44" chart:data-source-has-labels="both" svg:x="1.366cm" svg:y="1.321cm" svg:width="14.929cm" svg:height="7.658cm">
          <chartooo:coordinate-region svg:x="2.173cm" svg:y="1.521cm" svg:width="14.028cm" svg:height="6.811cm"/>
          <chart:axis chart:dimension="x" chart:name="primary-x" chart:style-name="ch5" chartooo:axis-type="auto">
            <chart:title svg:x="8.204cm" svg:y="9.182cm" chart:style-name="ch6">
              <text:p>Largeur</text:p>
            </chart:title>
            <chart:categories table:cell-range-address="Sheet1.B32:Sheet1.D32"/>
          </chart:axis>
          <chart:axis chart:dimension="x" chart:name="secondary-x" chart:style-name="ch7"/>
          <chart:axis chart:dimension="y" chart:name="primary-y" chart:style-name="ch8">
            <chart:title svg:x="0.451cm" svg:y="5.895cm" chart:style-name="ch9">
              <text:p>Temps (s)</text:p>
            </chart:title>
          </chart:axis>
          <chart:series chart:style-name="ch10" chart:values-cell-range-address="Sheet1.G41:Sheet1.I41" chart:label-cell-address="Sheet1.A33:Sheet1.A33" chart:class="chart:scatter">
            <chart:domain table:cell-range-address="Sheet1.B32:Sheet1.D32"/>
            <chart:data-point chart:repeated="3"/>
          </chart:series>
          <chart:series chart:style-name="ch11" chart:values-cell-range-address="Sheet1.G42:Sheet1.I42" chart:label-cell-address="Sheet1.A34:Sheet1.A34" chart:class="chart:scatter">
            <chart:data-point chart:repeated="3"/>
          </chart:series>
          <chart:series chart:style-name="ch12" chart:values-cell-range-address="Sheet1.G43:Sheet1.I43" chart:label-cell-address="Sheet1.A35:Sheet1.A35" chart:class="chart:scatter">
            <chart:data-point chart:repeated="3"/>
          </chart:series>
          <chart:series chart:style-name="ch13" chart:values-cell-range-address="Sheet1.G44:Sheet1.I44" chart:label-cell-address="Sheet1.A36:Sheet1.A36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heet1.B32:Sheet1.D32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1.B32:Sheet1.D3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  <draw:g>
                  <svg:desc>Sheet1.A33:Sheet1.A33</svg:desc>
                </draw:g>
              </table:table-cell>
              <table:table-cell office:value-type="float" office:value="0.00446377299801164">
                <text:p>0.00446377299801164</text:p>
                <draw:g>
                  <svg:desc>Sheet1.G41:Sheet1.I41</svg:desc>
                </draw:g>
              </table:table-cell>
              <table:table-cell office:value-type="float" office:value="0.0762295692031642">
                <text:p>0.0762295692031642</text:p>
              </table:table-cell>
              <table:table-cell office:value-type="float" office:value="0.233141120442939">
                <text:p>0.233141120442939</text:p>
              </table:table-cell>
            </table:table-row>
            <table:table-row>
              <table:table-cell office:value-type="string">
                <text:p>14</text:p>
                <draw:g>
                  <svg:desc>Sheet1.A34:Sheet1.A34</svg:desc>
                </draw:g>
              </table:table-cell>
              <table:table-cell office:value-type="float" office:value="1.1434078503505">
                <text:p>1.1434078503505</text:p>
                <draw:g>
                  <svg:desc>Sheet1.G42:Sheet1.I42</svg:desc>
                </draw:g>
              </table:table-cell>
              <table:table-cell office:value-type="float" office:value="55.0635137797203">
                <text:p>55.0635137797203</text:p>
              </table:table-cell>
              <table:table-cell office:value-type="float" office:value="287.259955343496">
                <text:p>287.259955343496</text:p>
              </table:table-cell>
            </table:table-row>
            <table:table-row>
              <table:table-cell office:value-type="string">
                <text:p>18</text:p>
                <draw:g>
                  <svg:desc>Sheet1.A35:Sheet1.A35</svg:desc>
                </draw:g>
              </table:table-cell>
              <table:table-cell office:value-type="float" office:value="22.6954664596388">
                <text:p>22.6954664596388</text:p>
                <draw:g>
                  <svg:desc>Sheet1.G43:Sheet1.I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Sheet1.A36:Sheet1.A36</svg:desc>
                </draw:g>
              </table:table-cell>
              <table:table-cell office:value-type="float" office:value="0">
                <text:p>0</text:p>
                <draw:g>
                  <svg:desc>Sheet1.G44:Sheet1.I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